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51cm" style:rel-width="100%" fo:margin-left="0.002cm" fo:margin-top="0cm" fo:margin-bottom="0cm" table:align="left" style:writing-mode="page"/>
    </style:style>
    <style:style style:name="Tabla1.A" style:family="table-column">
      <style:table-column-properties style:column-width="2.117cm" style:rel-column-width="8401*"/>
    </style:style>
    <style:style style:name="Tabla1.B" style:family="table-column">
      <style:table-column-properties style:column-width="14.393cm" style:rel-column-width="57133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5b9bd5" fo:padding-left="0.212cm" fo:padding-right="0.212cm" fo:padding-top="0.176cm" fo:padding-bottom="0.176cm" fo:border="0.1pt solid #cccccc">
        <style:background-image/>
      </style:table-cell-properties>
    </style:style>
    <style:style style:name="Tabla1.A2" style:family="table-cell">
      <style:table-cell-properties fo:padding-left="0.212cm" fo:padding-right="0.212cm" fo:padding-top="0.176cm" fo:padding-bottom="0.176cm" fo:border="0.1pt solid #cccccc"/>
    </style:style>
    <style:style style:name="Tabla1.B2" style:family="table-cell">
      <style:table-cell-properties fo:padding-left="0.212cm" fo:padding-right="0.212cm" fo:padding-top="0.176cm" fo:padding-bottom="0.176cm" fo:border="0.1pt solid #cccccc"/>
    </style:style>
    <style:style style:name="Tabla1.A3" style:family="table-cell">
      <style:table-cell-properties fo:background-color="#f2f2f2" fo:padding-left="0.212cm" fo:padding-right="0.212cm" fo:padding-top="0.176cm" fo:padding-bottom="0.176cm" fo:border="0.1pt solid #cccccc">
        <style:background-image/>
      </style:table-cell-properties>
    </style:style>
    <style:style style:name="Tabla1.A4" style:family="table-cell">
      <style:table-cell-properties fo:padding-left="0.212cm" fo:padding-right="0.212cm" fo:padding-top="0.176cm" fo:padding-bottom="0.176cm" fo:border="0.1pt solid #cccccc"/>
    </style:style>
    <style:style style:name="Tabla1.B4" style:family="table-cell">
      <style:table-cell-properties fo:padding-left="0.212cm" fo:padding-right="0.212cm" fo:padding-top="0.176cm" fo:padding-bottom="0.176cm" fo:border="0.1pt solid #cccccc"/>
    </style:style>
    <style:style style:name="Tabla1.A6" style:family="table-cell">
      <style:table-cell-properties fo:padding-left="0.212cm" fo:padding-right="0.212cm" fo:padding-top="0.176cm" fo:padding-bottom="0.176cm" fo:border="0.1pt solid #cccccc"/>
    </style:style>
    <style:style style:name="Tabla1.B6" style:family="table-cell">
      <style:table-cell-properties fo:padding-left="0.212cm" fo:padding-right="0.212cm" fo:padding-top="0.176cm" fo:padding-bottom="0.176cm" fo:border="0.1pt solid #cccccc"/>
    </style:style>
    <style:style style:name="Tabla2" style:family="table">
      <style:table-properties style:width="16.51cm" style:rel-width="100%" fo:margin-left="0.002cm" fo:margin-top="0cm" fo:margin-bottom="0cm" table:align="left" style:writing-mode="page"/>
    </style:style>
    <style:style style:name="Tabla2.A" style:family="table-column">
      <style:table-column-properties style:column-width="2.117cm" style:rel-column-width="8401*"/>
    </style:style>
    <style:style style:name="Tabla2.B" style:family="table-column">
      <style:table-column-properties style:column-width="14.393cm" style:rel-column-width="57133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5b9bd5" fo:padding-left="0.212cm" fo:padding-right="0.212cm" fo:padding-top="0.176cm" fo:padding-bottom="0.176cm" fo:border="0.1pt solid #cccccc">
        <style:background-image/>
      </style:table-cell-properties>
    </style:style>
    <style:style style:name="Tabla2.A2" style:family="table-cell">
      <style:table-cell-properties fo:padding-left="0.212cm" fo:padding-right="0.212cm" fo:padding-top="0.176cm" fo:padding-bottom="0.176cm" fo:border="0.1pt solid #cccccc"/>
    </style:style>
    <style:style style:name="Tabla2.B2" style:family="table-cell">
      <style:table-cell-properties fo:padding-left="0.212cm" fo:padding-right="0.212cm" fo:padding-top="0.176cm" fo:padding-bottom="0.176cm" fo:border="0.1pt solid #cccccc"/>
    </style:style>
    <style:style style:name="Tabla2.A3" style:family="table-cell">
      <style:table-cell-properties fo:background-color="#f2f2f2" fo:padding-left="0.212cm" fo:padding-right="0.212cm" fo:padding-top="0.176cm" fo:padding-bottom="0.176cm" fo:border="0.1pt solid #cccccc">
        <style:background-image/>
      </style:table-cell-properties>
    </style:style>
    <style:style style:name="Tabla2.A4" style:family="table-cell">
      <style:table-cell-properties fo:padding-left="0.212cm" fo:padding-right="0.212cm" fo:padding-top="0.176cm" fo:padding-bottom="0.176cm" fo:border="0.1pt solid #cccccc"/>
    </style:style>
    <style:style style:name="Tabla2.B4" style:family="table-cell">
      <style:table-cell-properties fo:padding-left="0.212cm" fo:padding-right="0.212cm" fo:padding-top="0.176cm" fo:padding-bottom="0.176cm" fo:border="0.1pt solid #cccccc"/>
    </style:style>
    <style:style style:name="Tabla2.A6" style:family="table-cell">
      <style:table-cell-properties fo:padding-left="0.212cm" fo:padding-right="0.212cm" fo:padding-top="0.176cm" fo:padding-bottom="0.176cm" fo:border="0.1pt solid #cccccc"/>
    </style:style>
    <style:style style:name="Tabla2.B6" style:family="table-cell">
      <style:table-cell-properties fo:padding-left="0.212cm" fo:padding-right="0.212cm" fo:padding-top="0.176cm" fo:padding-bottom="0.176cm" fo:border="0.1pt solid #cccccc"/>
    </style:style>
    <style:style style:name="Tabla2.A8" style:family="table-cell">
      <style:table-cell-properties fo:padding-left="0.212cm" fo:padding-right="0.212cm" fo:padding-top="0.176cm" fo:padding-bottom="0.176cm" fo:border="0.1pt solid #cccccc"/>
    </style:style>
    <style:style style:name="Tabla2.B8" style:family="table-cell">
      <style:table-cell-properties fo:padding-left="0.212cm" fo:padding-right="0.212cm" fo:padding-top="0.176cm" fo:padding-bottom="0.176cm" fo:border="0.1pt solid #cccccc"/>
    </style:style>
    <style:style style:name="Tabla2.A10" style:family="table-cell">
      <style:table-cell-properties fo:padding-left="0.212cm" fo:padding-right="0.212cm" fo:padding-top="0.176cm" fo:padding-bottom="0.176cm" fo:border="0.1pt solid #cccccc"/>
    </style:style>
    <style:style style:name="Tabla2.B10" style:family="table-cell">
      <style:table-cell-properties fo:padding-left="0.212cm" fo:padding-right="0.212cm" fo:padding-top="0.176cm" fo:padding-bottom="0.176cm" fo:border="0.1pt solid #cccccc"/>
    </style:style>
    <style:style style:name="P1" style:family="paragraph" style:parent-style-name="Standard">
      <style:paragraph-properties fo:margin-top="5.08cm" fo:margin-bottom="0cm" style:contextual-spacing="false" fo:text-align="center" style:justify-single-word="false"/>
    </style:style>
    <style:style style:name="P2" style:family="paragraph" style:parent-style-name="Standard">
      <style:paragraph-properties fo:margin-top="0.423cm" fo:margin-bottom="0cm" style:contextual-spacing="false" fo:text-align="center" style:justify-single-word="false"/>
    </style:style>
    <style:style style:name="P3" style:family="paragraph" style:parent-style-name="Standard">
      <style:paragraph-properties fo:margin-top="1.693cm" fo:margin-bottom="0cm" style:contextual-spacing="false" fo:text-align="center" style:justify-single-word="false"/>
    </style:style>
    <style:style style:name="P4" style:family="paragraph" style:parent-style-name="Heading_20_1">
      <style:paragraph-properties fo:margin-top="0cm" fo:margin-bottom="0.423cm" style:contextual-spacing="false" fo:break-before="page"/>
    </style:style>
    <style:style style:name="P5" style:family="paragraph" style:parent-style-name="Standard">
      <style:paragraph-properties fo:margin-top="0cm" fo:margin-bottom="0.423cm" style:contextual-spacing="false"/>
    </style:style>
    <style:style style:name="P6" style:family="paragraph" style:parent-style-name="Standard">
      <style:paragraph-properties fo:margin-top="0cm" fo:margin-bottom="0.212cm" style:contextual-spacing="false"/>
    </style:style>
    <style:style style:name="P7" style:family="paragraph" style:parent-style-name="Standard">
      <style:paragraph-properties fo:margin-top="0.635cm" fo:margin-bottom="0.212cm" style:contextual-spacing="false"/>
    </style:style>
    <style:style style:name="P8" style:family="paragraph" style:parent-style-name="Standard">
      <style:paragraph-properties fo:margin-top="0.635cm" fo:margin-bottom="0cm" style:contextual-spacing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.847cm" fo:margin-bottom="0cm" style:contextual-spacing="false"/>
    </style:style>
    <style:style style:name="T1" style:family="text">
      <style:text-properties fo:color="#2e75b6" loext:opacity="100%" style:font-name="Calibri" fo:font-size="22pt" fo:font-weight="bold" style:font-name-asian="Calibri2" style:font-size-asian="22pt" style:font-weight-asian="bold" style:font-name-complex="Calibri2" style:font-size-complex="22pt" style:font-weight-complex="bold"/>
    </style:style>
    <style:style style:name="T2" style:family="text">
      <style:text-properties fo:color="#5b9bd5" loext:opacity="100%" style:font-name="Calibri" fo:font-size="16pt" style:font-name-asian="Calibri2" style:font-size-asian="16pt" style:font-name-complex="Calibri2" style:font-size-complex="16pt"/>
    </style:style>
    <style:style style:name="T3" style:family="text">
      <style:text-properties style:font-name="Calibri" fo:font-size="14pt" style:font-name-asian="Calibri2" style:font-size-asian="14pt" style:font-name-complex="Calibri2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fo:color="#666666" loext:opacity="100%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EXO TÉCNICO</text:span></text:p>
      <text:p text:style-name="P2"><text:span text:style-name="T2">Scripts, Configuraciones y Ejemplos Prácticos</text:span></text:p>
      <text:p text:style-name="P3"><text:span text:style-name="T3">Despliegue con Docker, Jenkins y Tomcat</text:span></text:p>
      <text:p text:style-name="Standard"/>
      <text:h text:style-name="P4" text:outline-level="1">1. Docker Compose (Alternativa avanzada)</text:h>
      <text:p text:style-name="P5">Docker Compose es una herramienta que permite definir y ejecutar múltiples contenedores Docker mediante un archivo de configuración YAML. Facilita enormemente la gestión de aplicaciones multi-contenedor.</text:p>
      <text:h text:style-name="Heading_20_2" text:outline-level="2">1.1. Archivo docker-compose.yml</text:h>
      <text:p text:style-name="P6">Crear un archivo llamado docker-compose.yml en una carpeta del proyecto:</text:p>
      <text:p text:style-name="Code_20_Block">version: '3.8'</text:p>
      <text:p text:style-name="Code_20_Block"/>
      <text:p text:style-name="Code_20_Block">services:</text:p>
      <text:p text:style-name="Code_20_Block"><text:s text:c="2"/>jenkins:</text:p>
      <text:p text:style-name="Code_20_Block"><text:s text:c="4"/>image: jenkins/jenkins:lts</text:p>
      <text:p text:style-name="Code_20_Block"><text:s text:c="4"/>container_name: jenkins</text:p>
      <text:p text:style-name="Code_20_Block"><text:s text:c="4"/>ports:</text:p>
      <text:p text:style-name="Code_20_Block"><text:s text:c="6"/>- \"8081:8080\"</text:p>
      <text:p text:style-name="Code_20_Block"><text:s text:c="4"/>volumes:</text:p>
      <text:p text:style-name="Code_20_Block"><text:s text:c="6"/>- jenkins_home:/var/jenkins_home</text:p>
      <text:p text:style-name="Code_20_Block"><text:s text:c="6"/>- shared_deploy:/var/jenkins_home/tomcat-deploy</text:p>
      <text:p text:style-name="Code_20_Block"><text:s text:c="4"/>networks:</text:p>
      <text:p text:style-name="Code_20_Block"><text:s text:c="6"/>- app-network</text:p>
      <text:p text:style-name="Code_20_Block"/>
      <text:p text:style-name="Code_20_Block"><text:s text:c="2"/>tomcat:</text:p>
      <text:p text:style-name="Code_20_Block"><text:s text:c="4"/>image: tomcat:9</text:p>
      <text:p text:style-name="Code_20_Block"><text:s text:c="4"/>container_name: tomcat9</text:p>
      <text:p text:style-name="Code_20_Block"><text:s text:c="4"/>ports:</text:p>
      <text:p text:style-name="Code_20_Block"><text:s text:c="6"/>- \"8080:8080\"</text:p>
      <text:p text:style-name="Code_20_Block"><text:s text:c="4"/>volumes:</text:p>
      <text:p text:style-name="Code_20_Block"><text:s text:c="6"/>- shared_deploy:/usr/local/tomcat/webapps</text:p>
      <text:p text:style-name="Code_20_Block"><text:s text:c="4"/>networks:</text:p>
      <text:p text:style-name="Code_20_Block"><text:s text:c="6"/>- app-network</text:p>
      <text:p text:style-name="Code_20_Block"><text:s text:c="4"/>depends_on:</text:p>
      <text:p text:style-name="Code_20_Block"><text:s text:c="6"/>- jenkins</text:p>
      <text:p text:style-name="Code_20_Block"/>
      <text:p text:style-name="Code_20_Block">volumes:</text:p>
      <text:p text:style-name="Code_20_Block"><text:s text:c="2"/>jenkins_home:</text:p>
      <text:p text:style-name="Code_20_Block"><text:soft-page-break/><text:s text:c="2"/>shared_deploy:</text:p>
      <text:p text:style-name="Code_20_Block"/>
      <text:p text:style-name="Code_20_Block">networks:</text:p>
      <text:p text:style-name="Code_20_Block"><text:s text:c="2"/>app-network:</text:p>
      <text:p text:style-name="Code_20_Block"><text:s text:c="4"/>driver: bridge</text:p>
      <text:h text:style-name="Heading_20_2" text:outline-level="2">1.2. Comandos de Docker Compose</text:h>
      <text:p text:style-name="P6"><text:span text:style-name="T4">Iniciar todos los servicios:</text:span></text:p>
      <text:p text:style-name="Code_20_Block">docker-compose up -d</text:p>
      <text:p text:style-name="P7"><text:span text:style-name="T4">Detener todos los servicios:</text:span></text:p>
      <text:p text:style-name="Code_20_Block">docker-compose down</text:p>
      <text:p text:style-name="P7"><text:span text:style-name="T4">Ver logs de todos los servicios:</text:span></text:p>
      <text:p text:style-name="Code_20_Block">docker-compose logs -f</text:p>
      <text:p text:style-name="P7"><text:span text:style-name="T4">Reiniciar un servicio específico:</text:span></text:p>
      <text:p text:style-name="Code_20_Block">docker-compose restart tomcat</text:p>
      <text:p text:style-name="Standard"/>
      <text:h text:style-name="P4" text:outline-level="1">2. Scripts de automatización</text:h>
      <text:h text:style-name="Heading_20_2" text:outline-level="2">2.1. Script de inicio (Windows)</text:h>
      <text:p text:style-name="P6">Crear un archivo start.bat para iniciar todo el entorno:</text:p>
      <text:p text:style-name="Code_20_Block">@echo off</text:p>
      <text:p text:style-name="Code_20_Block">echo ==================================</text:p>
      <text:p text:style-name="Code_20_Block">echo Iniciando entorno Docker</text:p>
      <text:p text:style-name="Code_20_Block">echo ==================================</text:p>
      <text:p text:style-name="Code_20_Block"/>
      <text:p text:style-name="Code_20_Block">echo Verificando Docker...</text:p>
      <text:p text:style-name="Code_20_Block">docker --version</text:p>
      <text:p text:style-name="Code_20_Block">if errorlevel 1 (</text:p>
      <text:p text:style-name="Code_20_Block"><text:s text:c="4"/>echo ERROR: Docker no está instalado</text:p>
      <text:p text:style-name="Code_20_Block"><text:s text:c="4"/>pause</text:p>
      <text:p text:style-name="Code_20_Block"><text:s text:c="4"/>exit /b 1</text:p>
      <text:p text:style-name="Code_20_Block">)</text:p>
      <text:p text:style-name="Code_20_Block"/>
      <text:p text:style-name="Code_20_Block">echo Iniciando Tomcat...</text:p>
      <text:p text:style-name="Code_20_Block">docker start tomcat9 2&gt;nul || (</text:p>
      <text:p text:style-name="Code_20_Block"><text:s text:c="4"/>echo Creando contenedor Tomcat...</text:p>
      <text:p text:style-name="Code_20_Block"><text:s text:c="4"/>docker run -d --name tomcat9 -p 8080:8080 ^</text:p>
      <text:p text:style-name="Code_20_Block"><text:s text:c="8"/>-v D:\VolumenDocker\Tomcat:/usr/local/tomcat/webapps ^</text:p>
      <text:p text:style-name="Code_20_Block"><text:s text:c="8"/>tomcat:9</text:p>
      <text:p text:style-name="Code_20_Block">)</text:p>
      <text:p text:style-name="Code_20_Block"/>
      <text:p text:style-name="Code_20_Block">echo Iniciando Jenkins...</text:p>
      <text:p text:style-name="Code_20_Block">docker start jenkins 2&gt;nul || (</text:p>
      <text:p text:style-name="Code_20_Block"><text:s text:c="4"/>echo Creando contenedor Jenkins...</text:p>
      <text:p text:style-name="Code_20_Block"><text:s text:c="4"/>docker run -d --name jenkins -p 8081:8080 ^</text:p>
      <text:p text:style-name="Code_20_Block"><text:s text:c="8"/>-v D:\VolumenDocker\Tomcat:/var/jenkins_home/tomcat-deploy ^</text:p>
      <text:p text:style-name="Code_20_Block"><text:s text:c="8"/>-v jenkins_home:/var/jenkins_home ^</text:p>
      <text:p text:style-name="Code_20_Block"><text:s text:c="8"/>jenkins/jenkins:lts</text:p>
      <text:p text:style-name="Code_20_Block">)</text:p>
      <text:p text:style-name="Code_20_Block"/>
      <text:p text:style-name="Code_20_Block">echo.</text:p>
      <text:p text:style-name="Code_20_Block"><text:soft-page-break/>echo ==================================</text:p>
      <text:p text:style-name="Code_20_Block">echo Servicios iniciados:</text:p>
      <text:p text:style-name="Code_20_Block">echo - Jenkins: http://localhost:8081</text:p>
      <text:p text:style-name="Code_20_Block">echo - Tomcat: http://localhost:8080</text:p>
      <text:p text:style-name="Code_20_Block">echo ==================================</text:p>
      <text:p text:style-name="Code_20_Block">pause</text:p>
      <text:h text:style-name="Heading_20_2" text:outline-level="2">2.2. Script de detención (Windows)</text:h>
      <text:p text:style-name="P6">Crear un archivo stop.bat para detener todos los servicios:</text:p>
      <text:p text:style-name="Code_20_Block">@echo off</text:p>
      <text:p text:style-name="Code_20_Block">echo Deteniendo contenedores...</text:p>
      <text:p text:style-name="Code_20_Block">docker stop jenkins tomcat9</text:p>
      <text:p text:style-name="Code_20_Block">echo Contenedores detenidos</text:p>
      <text:p text:style-name="Code_20_Block">pause</text:p>
      <text:h text:style-name="Heading_20_2" text:outline-level="2">2.3. Script de limpieza (Windows)</text:h>
      <text:p text:style-name="P6">Crear un archivo clean.bat para eliminar contenedores y volúmenes:</text:p>
      <text:p text:style-name="Code_20_Block">@echo off</text:p>
      <text:p text:style-name="Code_20_Block">echo ADVERTENCIA: Esto eliminará todos los datos de Jenkins</text:p>
      <text:p text:style-name="Code_20_Block">set /p confirm=¿Continuar? (S/N): </text:p>
      <text:p text:style-name="Code_20_Block">if /i not \"%confirm%\"==\"S\" exit /b</text:p>
      <text:p text:style-name="Code_20_Block"/>
      <text:p text:style-name="Code_20_Block">echo Deteniendo contenedores...</text:p>
      <text:p text:style-name="Code_20_Block">docker stop jenkins tomcat9</text:p>
      <text:p text:style-name="Code_20_Block"/>
      <text:p text:style-name="Code_20_Block">echo Eliminando contenedores...</text:p>
      <text:p text:style-name="Code_20_Block">docker rm jenkins tomcat9</text:p>
      <text:p text:style-name="Code_20_Block"/>
      <text:p text:style-name="Code_20_Block">echo Eliminando volúmenes...</text:p>
      <text:p text:style-name="Code_20_Block">docker volume rm jenkins_home</text:p>
      <text:p text:style-name="Code_20_Block"/>
      <text:p text:style-name="Code_20_Block">echo Limpieza completada</text:p>
      <text:p text:style-name="Code_20_Block">pause</text:p>
      <text:p text:style-name="Standard"/>
      <text:h text:style-name="P4" text:outline-level="1">3. Pipeline avanzado con Jenkinsfile</text:h>
      <text:p text:style-name="P5">Un Jenkinsfile permite definir el pipeline de construcción como código, versionándolo junto con el proyecto.</text:p>
      <text:h text:style-name="Heading_20_2" text:outline-level="2">3.1. Jenkinsfile básico</text:h>
      <text:p text:style-name="P6">Crear un archivo llamado Jenkinsfile en la raíz del proyecto:</text:p>
      <text:p text:style-name="Code_20_Block">pipeline {</text:p>
      <text:p text:style-name="Code_20_Block"><text:s text:c="4"/>agent any</text:p>
      <text:p text:style-name="Code_20_Block"><text:s text:c="4"/></text:p>
      <text:p text:style-name="Code_20_Block"><text:s text:c="4"/>tools {</text:p>
      <text:p text:style-name="Code_20_Block"><text:s text:c="8"/>maven 'Maven'</text:p>
      <text:p text:style-name="Code_20_Block"><text:s text:c="8"/>jdk 'JDK 11'</text:p>
      <text:p text:style-name="Code_20_Block"><text:s text:c="4"/>}</text:p>
      <text:p text:style-name="Code_20_Block"><text:s text:c="4"/></text:p>
      <text:p text:style-name="Code_20_Block"><text:s text:c="4"/>stages {</text:p>
      <text:p text:style-name="Code_20_Block"><text:s text:c="8"/>stage('Checkout') {</text:p>
      <text:p text:style-name="Code_20_Block"><text:s text:c="12"/>steps {</text:p>
      <text:p text:style-name="Code_20_Block"><text:s text:c="16"/>echo 'Obteniendo código fuente...'</text:p>
      <text:p text:style-name="Code_20_Block"><text:s text:c="16"/>checkout scm</text:p>
      <text:p text:style-name="Code_20_Block"><text:s text:c="12"/>}</text:p>
      <text:p text:style-name="Code_20_Block"><text:s text:c="8"/>}</text:p>
      <text:p text:style-name="Code_20_Block"><text:s text:c="8"/></text:p>
      <text:p text:style-name="Code_20_Block"><text:s text:c="8"/>stage('Build') {</text:p>
      <text:p text:style-name="Code_20_Block"><text:s text:c="12"/>steps {</text:p>
      <text:p text:style-name="Code_20_Block"><text:s text:c="16"/>echo 'Compilando proyecto...'</text:p>
      <text:p text:style-name="Code_20_Block"><text:s text:c="16"/>sh 'mvn clean package'</text:p>
      <text:p text:style-name="Code_20_Block"><text:s text:c="12"/>}</text:p>
      <text:p text:style-name="Code_20_Block"><text:s text:c="8"/>}</text:p>
      <text:p text:style-name="Code_20_Block"><text:s text:c="8"/></text:p>
      <text:p text:style-name="Code_20_Block"><text:s text:c="8"/>stage('Test') {</text:p>
      <text:p text:style-name="Code_20_Block"><text:s text:c="12"/>steps {</text:p>
      <text:p text:style-name="Code_20_Block"><text:s text:c="16"/>echo 'Ejecutando tests...'</text:p>
      <text:p text:style-name="Code_20_Block"><text:s text:c="16"/>sh 'mvn test'</text:p>
      <text:p text:style-name="Code_20_Block"><text:s text:c="12"/>}</text:p>
      <text:p text:style-name="Code_20_Block"><text:s text:c="8"/>}</text:p>
      <text:p text:style-name="Code_20_Block"><text:soft-page-break/><text:s text:c="8"/></text:p>
      <text:p text:style-name="Code_20_Block"><text:s text:c="8"/>stage('Deploy') {</text:p>
      <text:p text:style-name="Code_20_Block"><text:s text:c="12"/>steps {</text:p>
      <text:p text:style-name="Code_20_Block"><text:s text:c="16"/>echo 'Desplegando a Tomcat...'</text:p>
      <text:p text:style-name="Code_20_Block"><text:s text:c="16"/>sh '''</text:p>
      <text:p text:style-name="Code_20_Block"><text:s text:c="20"/>cp target/*.war \\</text:p>
      <text:p text:style-name="Code_20_Block"><text:s text:c="23"/>/var/jenkins_home/tomcat-deploy/CalculadoraWeb.war</text:p>
      <text:p text:style-name="Code_20_Block"><text:s text:c="16"/>'''</text:p>
      <text:p text:style-name="Code_20_Block"><text:s text:c="12"/>}</text:p>
      <text:p text:style-name="Code_20_Block"><text:s text:c="8"/>}</text:p>
      <text:p text:style-name="Code_20_Block"><text:s text:c="4"/>}</text:p>
      <text:p text:style-name="Code_20_Block"><text:s text:c="4"/></text:p>
      <text:p text:style-name="Code_20_Block"><text:s text:c="4"/>post {</text:p>
      <text:p text:style-name="Code_20_Block"><text:s text:c="8"/>success {</text:p>
      <text:p text:style-name="Code_20_Block"><text:s text:c="12"/>echo 'Pipeline completado exitosamente!'</text:p>
      <text:p text:style-name="Code_20_Block"><text:s text:c="8"/>}</text:p>
      <text:p text:style-name="Code_20_Block"><text:s text:c="8"/>failure {</text:p>
      <text:p text:style-name="Code_20_Block"><text:s text:c="12"/>echo 'Pipeline falló. Revisar logs.'</text:p>
      <text:p text:style-name="Code_20_Block"><text:s text:c="8"/>}</text:p>
      <text:p text:style-name="Code_20_Block"><text:s text:c="4"/>}</text:p>
      <text:p text:style-name="Code_20_Block">}</text:p>
      <text:p text:style-name="Standard"/>
      <text:h text:style-name="P4" text:outline-level="1">4. Configuración de seguridad en Tomcat</text:h>
      <text:h text:style-name="Heading_20_2" text:outline-level="2">4.1. Usuarios y roles</text:h>
      <text:p text:style-name="P6">Para acceder al gestor de aplicaciones de Tomcat, necesitas configurar usuarios. Archivo tomcat-users.xml:</text:p>
      <text:p text:style-name="Code_20_Block">&lt;?xml version=\"1.0\" encoding=\"UTF-8\"?&gt;</text:p>
      <text:p text:style-name="Code_20_Block">&lt;tomcat-users xmlns=\"http://tomcat.apache.org/xml\"</text:p>
      <text:p text:style-name="Code_20_Block"><text:s text:c="14"/>xmlns:xsi=\"http://www.w3.org/2001/XMLSchema-instance\"</text:p>
      <text:p text:style-name="Code_20_Block"><text:s text:c="14"/>xsi:schemaLocation=\"http://tomcat.apache.org/xml tomcat-users.xsd\"</text:p>
      <text:p text:style-name="Code_20_Block"><text:s text:c="14"/>version=\"1.0\"&gt;</text:p>
      <text:p text:style-name="Code_20_Block"><text:s text:c="2"/></text:p>
      <text:p text:style-name="Code_20_Block"><text:s text:c="2"/>&lt;role rolename=\"manager-gui\"/&gt;</text:p>
      <text:p text:style-name="Code_20_Block"><text:s text:c="2"/>&lt;role rolename=\"manager-script\"/&gt;</text:p>
      <text:p text:style-name="Code_20_Block"><text:s text:c="2"/>&lt;role rolename=\"admin-gui\"/&gt;</text:p>
      <text:p text:style-name="Code_20_Block"><text:s text:c="2"/></text:p>
      <text:p text:style-name="Code_20_Block"><text:s text:c="2"/>&lt;user username=\"admin\" password=\"admin123\" </text:p>
      <text:p text:style-name="Code_20_Block"><text:s text:c="8"/>roles=\"manager-gui,manager-script,admin-gui\"/&gt;</text:p>
      <text:p text:style-name="Code_20_Block">&lt;/tomcat-users&gt;</text:p>
      <text:p text:style-name="P8"><text:span text:style-name="T4">⚠️ Nota de seguridad: </text:span>Cambiar estas credenciales en producción. Nunca usar contraseñas simples en entornos reales.</text:p>
      <text:h text:style-name="Heading_20_2" text:outline-level="2">4.2. Aplicar configuración en Docker</text:h>
      <text:p text:style-name="P6">Copiar el archivo de configuración al contenedor:</text:p>
      <text:p text:style-name="Code_20_Block">docker cp tomcat-users.xml tomcat9:/usr/local/tomcat/conf/tomcat-users.xml</text:p>
      <text:p text:style-name="Code_20_Block">docker restart tomcat9</text:p>
      <text:p text:style-name="Standard"/>
      <text:h text:style-name="P4" text:outline-level="1">5. Comandos útiles de troubleshooting</text:h>
      <text:h text:style-name="Heading_20_2" text:outline-level="2">5.1. Inspeccionar contenedor</text:h>
      <text:p text:style-name="Code_20_Block"># Ver información completa del contenedor</text:p>
      <text:p text:style-name="Code_20_Block">docker inspect jenkins</text:p>
      <text:p text:style-name="Code_20_Block"/>
      <text:p text:style-name="Code_20_Block"># Ver solo la IP del contenedor</text:p>
      <text:p text:style-name="Code_20_Block">docker inspect -f '{{.NetworkSettings.IPAddress}}' jenkins</text:p>
      <text:p text:style-name="Code_20_Block"/>
      <text:p text:style-name="Code_20_Block"># Ver volúmenes montados</text:p>
      <text:p text:style-name="Code_20_Block">docker inspect -f '{{.Mounts}}' tomcat9</text:p>
      <text:h text:style-name="Heading_20_2" text:outline-level="2">5.2. Monitoreo de recursos</text:h>
      <text:p text:style-name="Code_20_Block"># Ver uso de CPU y memoria en tiempo real</text:p>
      <text:p text:style-name="Code_20_Block">docker stats</text:p>
      <text:p text:style-name="Code_20_Block"/>
      <text:p text:style-name="Code_20_Block"># Ver solo un contenedor específico</text:p>
      <text:p text:style-name="Code_20_Block">docker stats jenkins</text:p>
      <text:h text:style-name="Heading_20_2" text:outline-level="2">5.3. Gestión de logs</text:h>
      <text:p text:style-name="Code_20_Block"># Ver logs en tiempo real</text:p>
      <text:p text:style-name="Code_20_Block">docker logs -f jenkins</text:p>
      <text:p text:style-name="Code_20_Block"/>
      <text:p text:style-name="Code_20_Block"># Ver últimas 100 líneas</text:p>
      <text:p text:style-name="Code_20_Block">docker logs --tail 100 tomcat9</text:p>
      <text:p text:style-name="Code_20_Block"/>
      <text:p text:style-name="Code_20_Block"># Ver logs desde una fecha específica</text:p>
      <text:p text:style-name="Code_20_Block">docker logs --since 2025-01-21T10:00:00 jenkins</text:p>
      <text:h text:style-name="Heading_20_2" text:outline-level="2">5.4. Copiar archivos</text:h>
      <text:p text:style-name="Code_20_Block"># Copiar del host al contenedor</text:p>
      <text:p text:style-name="Code_20_Block">docker cp archivo.txt jenkins:/var/jenkins_home/</text:p>
      <text:p text:style-name="Code_20_Block"/>
      <text:p text:style-name="Code_20_Block"># Copiar del contenedor al host</text:p>
      <text:p text:style-name="Code_20_Block">docker cp tomcat9:/usr/local/tomcat/logs/catalina.out ./logs.txt</text:p>
      <text:h text:style-name="Heading_20_2" text:outline-level="2"><text:soft-page-break/>5.5. Limpieza del sistema</text:h>
      <text:p text:style-name="Code_20_Block"># Eliminar contenedores detenidos</text:p>
      <text:p text:style-name="Code_20_Block">docker container prune</text:p>
      <text:p text:style-name="Code_20_Block"/>
      <text:p text:style-name="Code_20_Block"># Eliminar imágenes sin usar</text:p>
      <text:p text:style-name="Code_20_Block">docker image prune</text:p>
      <text:p text:style-name="Code_20_Block"/>
      <text:p text:style-name="Code_20_Block"># Eliminar volúmenes sin usar</text:p>
      <text:p text:style-name="Code_20_Block">docker volume prune</text:p>
      <text:p text:style-name="Code_20_Block"/>
      <text:p text:style-name="Code_20_Block"># Limpieza completa del sistema</text:p>
      <text:p text:style-name="Code_20_Block">docker system prune -a</text:p>
      <text:p text:style-name="Standard"/>
      <text:h text:style-name="P4" text:outline-level="1">6. Checklist de verificación</text:h>
      <text:h text:style-name="Heading_20_2" text:outline-level="2">6.1. Antes del despliegue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<text:span text:style-name="T5">✓</text:span></text:p>
          </table:table-cell>
          <table:table-cell table:style-name="Tabla1.A1" office:value-type="string">
            <text:p text:style-name="Standard"><text:span text:style-name="T6">Tarea</text:span></text:p>
          </table:table-cell>
        </table:table-row>
        <table:table-row table:style-name="Tabla1.1">
          <table:table-cell table:style-name="Tabla1.A2" office:value-type="string">
            <text:p text:style-name="P9">☐</text:p>
          </table:table-cell>
          <table:table-cell table:style-name="Tabla1.B2" office:value-type="string">
            <text:p text:style-name="Standard">Docker Desktop instalado y en ejecución</text:p>
          </table:table-cell>
        </table:table-row>
        <table:table-row table:style-name="Tabla1.1">
          <table:table-cell table:style-name="Tabla1.A3" office:value-type="string">
            <text:p text:style-name="P9">☐</text:p>
          </table:table-cell>
          <table:table-cell table:style-name="Tabla1.A3" office:value-type="string">
            <text:p text:style-name="Standard">Puertos 8080 y 8081 disponibles</text:p>
          </table:table-cell>
        </table:table-row>
        <table:table-row table:style-name="Tabla1.1">
          <table:table-cell table:style-name="Tabla1.A4" office:value-type="string">
            <text:p text:style-name="P9">☐</text:p>
          </table:table-cell>
          <table:table-cell table:style-name="Tabla1.B4" office:value-type="string">
            <text:p text:style-name="Standard">Carpeta D:\VolumenDocker\Tomcat creada</text:p>
          </table:table-cell>
        </table:table-row>
        <table:table-row table:style-name="Tabla1.1">
          <table:table-cell table:style-name="Tabla1.A3" office:value-type="string">
            <text:p text:style-name="P9">☐</text:p>
          </table:table-cell>
          <table:table-cell table:style-name="Tabla1.A3" office:value-type="string">
            <text:p text:style-name="Standard">Proyecto CalculadoraWeb disponible</text:p>
          </table:table-cell>
        </table:table-row>
        <table:table-row table:style-name="Tabla1.1">
          <table:table-cell table:style-name="Tabla1.A6" office:value-type="string">
            <text:p text:style-name="P9">☐</text:p>
          </table:table-cell>
          <table:table-cell table:style-name="Tabla1.B6" office:value-type="string">
            <text:p text:style-name="Standard">Archivo pom.xml configurado correctamente</text:p>
          </table:table-cell>
        </table:table-row>
      </table:table>
      <text:h text:style-name="Heading_20_2" text:outline-level="2">6.2. Durante el despliegue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<text:span text:style-name="T5">✓</text:span></text:p>
          </table:table-cell>
          <table:table-cell table:style-name="Tabla2.A1" office:value-type="string">
            <text:p text:style-name="Standard"><text:span text:style-name="T6">Tarea</text:span></text:p>
          </table:table-cell>
        </table:table-row>
        <table:table-row table:style-name="Tabla2.1">
          <table:table-cell table:style-name="Tabla2.A2" office:value-type="string">
            <text:p text:style-name="P9">☐</text:p>
          </table:table-cell>
          <table:table-cell table:style-name="Tabla2.B2" office:value-type="string">
            <text:p text:style-name="Standard">Contenedor Tomcat arrancado</text:p>
          </table:table-cell>
        </table:table-row>
        <table:table-row table:style-name="Tabla2.1">
          <table:table-cell table:style-name="Tabla2.A3" office:value-type="string">
            <text:p text:style-name="P9">☐</text:p>
          </table:table-cell>
          <table:table-cell table:style-name="Tabla2.A3" office:value-type="string">
            <text:p text:style-name="Standard">Contenedor Jenkins arrancado</text:p>
          </table:table-cell>
        </table:table-row>
        <table:table-row table:style-name="Tabla2.1">
          <table:table-cell table:style-name="Tabla2.A4" office:value-type="string">
            <text:p text:style-name="P9">☐</text:p>
          </table:table-cell>
          <table:table-cell table:style-name="Tabla2.B4" office:value-type="string">
            <text:p text:style-name="Standard">Jenkins accesible en http://localhost:8081</text:p>
          </table:table-cell>
        </table:table-row>
        <table:table-row table:style-name="Tabla2.1">
          <table:table-cell table:style-name="Tabla2.A3" office:value-type="string">
            <text:p text:style-name="P9">☐</text:p>
          </table:table-cell>
          <table:table-cell table:style-name="Tabla2.A3" office:value-type="string">
            <text:p text:style-name="Standard">Maven y JDK configurados en Jenkins</text:p>
          </table:table-cell>
        </table:table-row>
        <table:table-row table:style-name="Tabla2.1">
          <table:table-cell table:style-name="Tabla2.A6" office:value-type="string">
            <text:p text:style-name="P9">☐</text:p>
          </table:table-cell>
          <table:table-cell table:style-name="Tabla2.B6" office:value-type="string">
            <text:p text:style-name="Standard">Job de Jenkins creado y configurado</text:p>
          </table:table-cell>
        </table:table-row>
        <table:table-row table:style-name="Tabla2.1">
          <table:table-cell table:style-name="Tabla2.A3" office:value-type="string">
            <text:p text:style-name="P9">☐</text:p>
          </table:table-cell>
          <table:table-cell table:style-name="Tabla2.A3" office:value-type="string">
            <text:p text:style-name="Standard">Construcción ejecutada exitosamente</text:p>
          </table:table-cell>
        </table:table-row>
        <table:table-row table:style-name="Tabla2.1">
          <table:table-cell table:style-name="Tabla2.A8" office:value-type="string">
            <text:p text:style-name="P9">☐</text:p>
          </table:table-cell>
          <table:table-cell table:style-name="Tabla2.B8" office:value-type="string">
            <text:p text:style-name="Standard">Archivo WAR generado y copiado</text:p>
          </table:table-cell>
        </table:table-row>
        <table:table-row table:style-name="Tabla2.1">
          <table:table-cell table:style-name="Tabla2.A3" office:value-type="string">
            <text:p text:style-name="P9">☐</text:p>
          </table:table-cell>
          <table:table-cell table:style-name="Tabla2.A3" office:value-type="string">
            <text:p text:style-name="Standard">Aplicación desplegada en Tomcat</text:p>
          </table:table-cell>
        </table:table-row>
        <table:table-row table:style-name="Tabla2.1">
          <table:table-cell table:style-name="Tabla2.A10" office:value-type="string">
            <text:p text:style-name="P9">☐</text:p>
          </table:table-cell>
          <table:table-cell table:style-name="Tabla2.B10" office:value-type="string">
            <text:p text:style-name="Standard">Aplicación accesible en http://localhost:8080/CalculadoraWeb</text:p>
          </table:table-cell>
        </table:table-row>
      </table:table>
      <text:p text:style-name="P10"/>
      <text:p text:style-name="P3"><text:span text:style-name="T7">--- Fin del anexo técnico ---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2pt" style:language-asian="zh" style:country-asian="CN" style:font-name-complex="Calib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s" fo:country="ES" style:letter-kerning="false" style:font-name-asian="Calibri2" style:font-size-asian="12pt" style:language-asian="zh" style:country-asian="CN" style:font-name-complex="Calib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chapter">
      <style:paragraph-properties fo:margin-top="0.847cm" fo:margin-bottom="0.423cm" style:contextual-spacing="false"/>
      <style:text-properties fo:color="#2e75b6" loext:opacity="100%" style:font-name="Calibri1" fo:font-family="Calibri" style:font-family-generic="swiss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chapter">
      <style:paragraph-properties fo:margin-top="0.635cm" fo:margin-bottom="0.318cm" style:contextual-spacing="false"/>
      <style:text-properties fo:color="#2e75b6" loext:opacity="100%" style:font-name="Calibri1" fo:font-family="Calibri" style:font-family-generic="swiss" style:font-pitch="variable" fo:font-size="15pt" fo:font-weight="bold" style:font-name-asian="Calibri2" style:font-family-asian="Calibri" style:font-family-generic-asian="system" style:font-pitch-asian="variable" style:font-size-asian="15pt" style:font-weight-asian="bold" style:font-name-complex="Calibri2" style:font-family-complex="Calibri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Heading" style:default-outline-level="3" style:list-style-name="" style:class="chapter">
      <style:paragraph-properties fo:margin-top="0.423cm" fo:margin-bottom="0.212cm" style:contextual-spacing="false"/>
      <style:text-properties fo:color="#5b9bd5" loext:opacity="100%" style:font-name="Calibri1" fo:font-family="Calibri" style:font-family-generic="swiss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Calibri2" style:font-family-complex="Calibri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Heading" style:class="chapter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chapter">
      <style:text-properties fo:color="#2e74b5" loext:opacity="100%"/>
    </style:style>
    <style:style style:name="Heading_20_6" style:display-name="Heading 6" style:family="paragraph" style:parent-style-name="Heading" style:class="chapter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de_20_Block" style:display-name="Code Block" style:family="paragraph">
      <loext:graphic-properties draw:fill="solid" draw:fill-color="#f5f5f5"/>
      <style:paragraph-properties fo:margin-top="0.212cm" fo:margin-bottom="0.212cm" style:contextual-spacing="false" fo:background-color="#f5f5f5"/>
      <style:text-properties style:font-name="Consolas" fo:font-family="Consolas" style:font-family-generic="roman" style:font-pitch="variable" fo:font-size="10pt" style:font-name-asian="Consolas1" style:font-family-asian="Consolas" style:font-family-generic-asian="system" style:font-pitch-asian="variable" style:font-size-asian="10pt" style:font-name-complex="Consolas1" style:font-family-complex="Consolas" style:font-family-generic-complex="system" style:font-pitch-complex="variable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Un-named</meta:initial-creator>
    <dc:creator>Un-named</dc:creator>
    <meta:editing-cycles>1</meta:editing-cycles>
    <meta:creation-date>2026-01-21T12:17:45.959000000</meta:creation-date>
    <dc:date>2026-01-21T12:17:45.960000000</dc:date>
    <meta:document-statistic meta:table-count="2" meta:image-count="0" meta:object-count="0" meta:page-count="11" meta:paragraph-count="247" meta:word-count="798" meta:character-count="6760" meta:non-whitespace-character-count="5485"/>
    <meta:generator>LibreOffice/25.2.7.2$Windows_X86_64 LibreOffice_project/5cbfd1ab6520636bb5f7b99185aa69bd7456825d</meta:generator>
  </office:meta>
</office:document-meta>
</file>